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officeooo:rsid="000ae3bc" officeooo:paragraph-rsid="000ae3bc"/>
    </style:style>
    <style:style style:name="P2" style:family="paragraph" style:parent-style-name="Standard">
      <style:paragraph-properties fo:text-align="start" style:justify-single-word="false"/>
      <style:text-properties officeooo:rsid="000ae3bc" officeooo:paragraph-rsid="000ae3bc"/>
    </style:style>
    <style:style style:name="P3" style:family="paragraph" style:parent-style-name="Standard">
      <style:paragraph-properties fo:text-align="start" style:justify-single-word="false" fo:break-before="page"/>
      <style:text-properties officeooo:rsid="000ae3bc" officeooo:paragraph-rsid="000ae3bc"/>
    </style:style>
    <style:style style:name="P4" style:family="paragraph" style:parent-style-name="Standard">
      <style:paragraph-properties fo:text-align="start" style:justify-single-word="false"/>
      <style:text-properties officeooo:rsid="000ae3bc" officeooo:paragraph-rsid="000bc1dc"/>
    </style:style>
    <style:style style:name="P5" style:family="paragraph" style:parent-style-name="Standard">
      <style:text-properties officeooo:rsid="000ae3bc" officeooo:paragraph-rsid="000bc1dc"/>
    </style:style>
    <style:style style:name="P6" style:family="paragraph" style:parent-style-name="Standard">
      <style:paragraph-properties fo:text-align="start" style:justify-single-word="false"/>
      <style:text-properties officeooo:paragraph-rsid="000ae3bc"/>
    </style:style>
    <style:style style:name="P7" style:family="paragraph" style:parent-style-name="Standard">
      <style:paragraph-properties fo:text-align="start" style:justify-single-word="false"/>
      <style:text-properties officeooo:paragraph-rsid="000bc1dc"/>
    </style:style>
    <style:style style:name="P8" style:family="paragraph" style:parent-style-name="Standard">
      <style:text-properties fo:font-weight="bold" officeooo:rsid="000ae3bc" officeooo:paragraph-rsid="000ae3bc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bc1dc" officeooo:paragraph-rsid="000bc1dc" style:font-weight-asian="bold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fo:font-weight="bold" officeooo:rsid="000bc1dc" officeooo:paragraph-rsid="000bc1dc" style:font-weight-asian="bold" style:font-weight-complex="bold"/>
    </style:style>
    <style:style style:name="P11" style:family="paragraph" style:parent-style-name="Standard">
      <style:paragraph-properties fo:line-height="100%"/>
    </style:style>
    <style:style style:name="P12" style:family="paragraph" style:parent-style-name="Standard">
      <style:paragraph-properties fo:text-align="start" style:justify-single-word="false"/>
      <style:text-properties fo:color="#000000" loext:opacity="100%" officeooo:rsid="000ae3bc" officeooo:paragraph-rsid="000bc1dc"/>
    </style:style>
    <style:style style:name="P13" style:family="paragraph" style:parent-style-name="Standard">
      <style:paragraph-properties fo:text-align="start" style:justify-single-word="false"/>
      <style:text-properties fo:color="#000000" loext:opacity="100%" officeooo:paragraph-rsid="000bc1dc"/>
    </style:style>
    <style:style style:name="P14" style:family="paragraph" style:parent-style-name="Standard">
      <style:paragraph-properties fo:text-align="start" style:justify-single-word="false"/>
      <style:text-properties fo:color="#000000" loext:opacity="100%" fo:font-weight="bold" officeooo:rsid="000bc1dc" officeooo:paragraph-rsid="000bc1dc" style:font-weight-asian="bold" style:font-weight-complex="bold"/>
    </style:style>
    <style:style style:name="P15" style:family="paragraph" style:parent-style-name="Text_20_body">
      <style:paragraph-properties fo:margin-left="0in" fo:margin-right="0in" fo:line-height="100%" fo:text-align="center" style:justify-single-word="false" fo:text-indent="0in" style:auto-text-indent="false" style:writing-mode="lr-tb"/>
      <style:text-properties officeooo:paragraph-rsid="000ae3bc" fo:background-color="transparent"/>
    </style:style>
    <style:style style:name="P16" style:family="paragraph" style:parent-style-name="Text_20_body">
      <style:paragraph-properties fo:line-height="100%"/>
      <style:text-properties officeooo:rsid="000ae3bc" officeooo:paragraph-rsid="000ae3bc"/>
    </style:style>
    <style:style style:name="P17" style:family="paragraph" style:parent-style-name="Text_20_body">
      <style:paragraph-properties fo:line-height="100%"/>
    </style:style>
    <style:style style:name="T1" style:family="text">
      <style:text-properties officeooo:rsid="000ae3b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background-color="transparent" loext:char-shading-value="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bc1dc" style:font-weight-asian="bold" style:font-weight-complex="bold"/>
    </style:style>
    <style:style style:name="T7" style:family="text">
      <style:text-properties fo:color="#c9211e" loext:opacity="100%" officeooo:rsid="000ae3bc"/>
    </style:style>
    <style:style style:name="T8" style:family="text">
      <style:text-properties fo:color="#c9211e" loext:opacity="100%" officeooo:rsid="000bc1dc"/>
    </style:style>
    <style:style style:name="T9" style:family="text">
      <style:text-properties fo:color="#c9211e" loext:opacity="100%" fo:font-weight="bold" officeooo:rsid="000bc1dc" style:font-weight-asian="bold" style:font-weight-complex="bold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officeooo:rsid="000ae3bc"/>
    </style:style>
    <style:style style:name="T12" style:family="text">
      <style:text-properties fo:color="#000000" loext:opacity="100%" fo:font-weight="bold" officeooo:rsid="000bc1dc" style:font-weight-asian="bold" style:font-weight-complex="bold"/>
    </style:style>
    <style:style style:name="T13" style:family="text">
      <style:text-properties fo:color="#000000" loext:opacity="100%" officeooo:rsid="000bc1dc"/>
    </style:style>
    <style:style style:name="T14" style:family="text">
      <style:text-properties fo:color="#000000" loext:opacity="100%" fo:font-weight="normal" style:font-weight-asian="normal" style:font-weight-complex="normal"/>
    </style:style>
    <style:style style:name="T15" style:family="text">
      <style:text-properties fo:color="#000000" loext:opacity="100%" fo:font-style="italic" fo:font-weight="normal" officeooo:rsid="000bc1dc" style:font-style-asian="italic" style:font-weight-asian="normal" style:font-style-complex="italic" style:font-weight-complex="normal"/>
    </style:style>
    <style:style style:name="T16" style:family="text">
      <style:text-properties fo:color="#000000" loext:opacity="100%" fo:font-style="italic" officeooo:rsid="000bc1dc" style:font-style-asian="italic" style:font-style-complex="italic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0bc1dc"/>
    </style:style>
    <style:style style:name="T19" style:family="text">
      <style:text-properties fo:color="#bf0041" loext:opacity="100%"/>
    </style:style>
    <style:style style:name="T20" style:family="text">
      <style:text-properties fo:color="#bf0041" loext:opacity="100%" officeooo:rsid="000bc1dc"/>
    </style:style>
    <style:style style:name="T21" style:family="text">
      <style:text-properties fo:color="#00a933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1"/>
      <text:p text:style-name="P16"><text:bookmark text:name="docs-internal-guid-4306166b-7fff-bee9-a20f-2a103c4e49ab"/><text:span text:style-name="T4">DCS 229: Data Structures and Algorithms <text:tab/><text:tab/><text:tab/><text:tab/><text:tab/>April 15th, 2024</text:span></text:p>
      <text:p text:style-name="P17"/>
      <text:p text:style-name="P15"><text:span text:style-name="T5">Aru Poleo Lab</text:span></text:p>
      <text:p text:style-name="P15"><text:span text:style-name="T2">Reflection</text:span></text:p>
      <text:p text:style-name="P1"/>
      <text:p text:style-name="P1"/>
      <text:p text:style-name="P1">Regarding the P.Q from slide 11, the program outputs as follows:</text:p>
      <text:p text:style-name="P1"/>
      <text:p text:style-name="P8">Output from <text:span text:style-name="T2">reflection</text:span><text:span text:style-name="T3"> binary:</text:span></text:p>
      <text:p text:style-name="P1"><text:span text:style-name="T3"/></text:p>
      <text:p text:style-name="Standard">(4,C)</text:p>
      <text:p text:style-name="Standard">(5,A)(6,Z)</text:p>
      <text:p text:style-name="Standard">(15,K)(9,F)(7,Q)(20,B)</text:p>
      <text:p text:style-name="Standard">(16,X)(25,J)(14,E)(12,H)(11,S)(13,W)</text:p>
      <text:p text:style-name="Standard"/>
      <text:p text:style-name="Standard">(2,T)</text:p>
      <text:p text:style-name="Standard">(5,A)(4,C)</text:p>
      <text:p text:style-name="Standard">(15,K)(9,F)(7,Q)(6,Z)</text:p>
      <text:p text:style-name="Standard">(16,X)(25,J)(14,E)(12,H)(11,S)(13,W)(20,B)</text:p>
      <text:p text:style-name="Standard"/>
      <text:p text:style-name="P8">Formatted</text:p>
      <text:p text:style-name="P1"/>
      <text:p text:style-name="P6"><text:tab/> <text:s text:c="23"/>(4,C)</text:p>
      <text:p text:style-name="P6"><text:s text:c="17"/>(5,A) <text:s text:c="32"/>(6,Z)</text:p>
      <text:p text:style-name="P6"><text:s text:c="5"/>(15,K) <text:s text:c="10"/>(9,F) <text:s text:c="11"/>(7,Q) <text:s text:c="12"/>(20,B)</text:p>
      <text:p text:style-name="P6">(16,X)(25,J)(14,E)(12,H)(11,S)(13,W)</text:p>
      <text:p text:style-name="P6"/>
      <text:p text:style-name="P6"><text:s text:c="37"/>(2,T)</text:p>
      <text:p text:style-name="P6"><text:s text:c="16"/>(5,A) <text:s text:c="32"/>(4,C)</text:p>
      <text:p text:style-name="P6"><text:s text:c="6"/>(15,K) <text:s text:c="9"/>(9,F) <text:s text:c="11"/>(7,Q) <text:s text:c="12"/>(6,Z)</text:p>
      <text:p text:style-name="P6">(16,X)(25,J)(14,E)(12,H)(11,S)(13,W)(20,B)</text:p>
      <text:p text:style-name="P6"/>
      <text:p text:style-name="P6"/>
      <text:p text:style-name="P2"/>
      <text:p text:style-name="P2"/>
      <text:p text:style-name="P2"/>
      <text:p text:style-name="P2"/>
      <text:p text:style-name="P2"><text:soft-page-break/>Let us go one step at a time to see if the produced output is correct</text:p>
      <text:p text:style-name="P2"/>
      <text:p text:style-name="P1"/>
      <text:p text:style-name="P1"/>
      <text:p text:style-name="P1"><text:span text:style-name="T5">Step 1</text:span>: Insertion at bottom:</text:p>
      <text:p text:style-name="P1"/>
      <text:p text:style-name="P6"><text:tab/> <text:s text:c="23"/>(4,C)</text:p>
      <text:p text:style-name="P6"><text:s text:c="17"/>(5,A) <text:s text:c="32"/>(6,Z)</text:p>
      <text:p text:style-name="P6"><text:s text:c="5"/>(15,K) <text:s text:c="10"/>(9,F) <text:s text:c="11"/>(7,Q) <text:s text:c="12"/>(20,B)</text:p>
      <text:p text:style-name="P6">(16,X)(25,J)(14,E)(12,H)(11,S)(13,W)<text:span text:style-name="T7">(2,T)</text:span></text:p>
      <text:p text:style-name="P6"><text:span text:style-name="T11"/></text:p>
      <text:p text:style-name="P1"><text:span text:style-name="T5">Step 2: </text:span><text:span text:style-name="T17">Check against parent. 20&gt;2. Swap</text:span></text:p>
      <text:p text:style-name="P1"/>
      <text:p text:style-name="P6"><text:tab/> <text:s text:c="23"/>(4,C)</text:p>
      <text:p text:style-name="P6"><text:s text:c="17"/>(5,A) <text:s text:c="32"/>(6,Z)</text:p>
      <text:p text:style-name="P6"><text:s text:c="5"/>(15,K) <text:s text:c="10"/>(9,F) <text:s text:c="11"/>(7,Q) <text:s text:c="12"/><text:span text:style-name="T7">(2,T)</text:span></text:p>
      <text:p text:style-name="P6">(16,X)(25,J)(14,E)(12,H)(11,S)(13,W)(20,B)</text:p>
      <text:p text:style-name="P6"><text:span text:style-name="T11"/></text:p>
      <text:p text:style-name="P1"><text:span text:style-name="T5">Step 3: </text:span><text:span text:style-name="T17">Check against parent. 6&gt;2. Swap</text:span></text:p>
      <text:p text:style-name="P1"/>
      <text:p text:style-name="P6"><text:tab/> <text:s text:c="23"/>(4,C)</text:p>
      <text:p text:style-name="P6"><text:s text:c="17"/>(5,A) <text:s text:c="32"/><text:span text:style-name="T7">(2,T)</text:span></text:p>
      <text:p text:style-name="P6"><text:s text:c="5"/>(15,K) <text:s text:c="10"/>(9,F) <text:s text:c="11"/>(7,Q) <text:s text:c="12"/>(6,Z)</text:p>
      <text:p text:style-name="P6"><text:span text:style-name="T11">(16,X)(25,J)(14,E)(12,H)(11,S)(13,W)(20,B)</text:span></text:p>
      <text:p text:style-name="P6"/>
      <text:p text:style-name="P1"><text:span text:style-name="T5">Step 4: </text:span><text:span text:style-name="T17">Check against parent. 4&gt;2. Swap</text:span></text:p>
      <text:p text:style-name="P1"/>
      <text:p text:style-name="P6"><text:tab/> <text:s text:c="23"/><text:span text:style-name="T7">(2,T)</text:span></text:p>
      <text:p text:style-name="P6"><text:s text:c="17"/>(5,A) <text:s text:c="32"/>(4,C)</text:p>
      <text:p text:style-name="P6"><text:s text:c="5"/>(15,K) <text:s text:c="10"/>(9,F) <text:s text:c="11"/>(7,Q) <text:s text:c="12"/>(6,Z)</text:p>
      <text:p text:style-name="P6"><text:span text:style-name="T11">(16,X)(25,J)(14,E)(12,H)(11,S)(13,W)(20,B)</text:span></text:p>
      <text:p text:style-name="P6"><text:span text:style-name="T11"/></text:p>
      <text:p text:style-name="P9"><text:span text:style-name="T11"/></text:p>
      <text:p text:style-name="P10"><text:span text:style-name="T11">C</text:span><text:span text:style-name="T10">omparison</text:span></text:p>
      <text:p text:style-name="P9"><text:span text:style-name="T10"/></text:p>
      <text:p text:style-name="P5"/>
      <text:p text:style-name="P7"><text:tab/> <text:s text:c="14"/><text:span text:style-name="T10"><text:s text:c="9"/></text:span><text:span text:style-name="T11">(2,T)<text:tab/><text:tab/><text:tab/><text:tab/><text:tab/><text:tab/><text:tab/></text:span><text:span text:style-name="T12">Manual Output</text:span></text:p>
      <text:p text:style-name="P13"><text:s text:c="17"/>(5,A) <text:s text:c="32"/>(4,C)</text:p>
      <text:p text:style-name="P13"><text:s text:c="5"/>(15,K) <text:s text:c="10"/>(9,F) <text:s text:c="11"/>(7,Q) <text:s text:c="12"/>(6,Z)</text:p>
      <text:p text:style-name="P13"><text:span text:style-name="T1">(16,X)(25,J)(14,E)(12,H)(11,S)(13,W)(20,B)</text:span></text:p>
      <text:p text:style-name="P14"/>
      <text:p text:style-name="P14"/>
      <text:p text:style-name="P13"><text:s text:c="37"/>(2,T)<text:tab/><text:tab/><text:tab/><text:tab/><text:tab/><text:tab/><text:tab/><text:span text:style-name="T6">Actual Output</text:span></text:p>
      <text:p text:style-name="P13"><text:s text:c="16"/>(5,A) <text:s text:c="32"/>(4,C)</text:p>
      <text:p text:style-name="P13"><text:s text:c="6"/>(15,K) <text:s text:c="9"/>(9,F) <text:s text:c="11"/>(7,Q) <text:s text:c="12"/>(6,Z)</text:p>
      <text:p text:style-name="P7">(16,X)(25,J)(14,E)(12,H)(11,S)(13,W)(20,B)</text:p>
      <text:p text:style-name="P7"><text:span text:style-name="T10"/></text:p>
      <text:p text:style-name="P2"><text:span text:style-name="T10">The output is proven to thus be correct, let us do the same with the P.Q from slides 18</text:span></text:p>
      <text:p text:style-name="P3"><text:span text:style-name="T10"/></text:p>
      <text:p text:style-name="P4"><text:span text:style-name="T12">Unformatted</text:span></text:p>
      <text:p text:style-name="P2"><text:span text:style-name="T10">(4,C)<text:tab/><text:tab/><text:tab/><text:tab/><text:tab/><text:tab/><text:tab/><text:tab/><text:tab/><text:tab/></text:span><text:span text:style-name="T15">Pre-min_remove()</text:span><text:span text:style-name="T10"><text:tab/></text:span></text:p>
      <text:p text:style-name="P2"><text:span text:style-name="T10">(5,A)(6,Z)</text:span></text:p>
      <text:p text:style-name="P2"><text:span text:style-name="T10">(15,K)(9,F)(7,Q)(20,B)</text:span></text:p>
      <text:p text:style-name="P2"><text:span text:style-name="T10">(16,X)(25,J)(14,E)(12,H)(11,S)(13,W)</text:span></text:p>
      <text:p text:style-name="P2"><text:span text:style-name="T10"/></text:p>
      <text:p text:style-name="P4"><text:span text:style-name="T10">(5,A)<text:tab/><text:tab/><text:tab/><text:tab/><text:tab/><text:tab/><text:tab/><text:tab/><text:tab/><text:tab/></text:span><text:span text:style-name="T15">Post-min_remove()</text:span></text:p>
      <text:p text:style-name="P2"><text:span text:style-name="T10">(9,F)(6,Z)</text:span></text:p>
      <text:p text:style-name="P2"><text:span text:style-name="T10">(15,K)(12,H)(7,Q)(20,B)</text:span></text:p>
      <text:p text:style-name="P2"><text:span text:style-name="T10">(16,X)(25,J)(14,E)(13,W)(11,S)</text:span></text:p>
      <text:p text:style-name="P4"><text:span text:style-name="T12"/></text:p>
      <text:p text:style-name="P4"><text:span text:style-name="T12">Formatted</text:span></text:p>
      <text:p text:style-name="P4"><text:span text:style-name="T10"><text:s text:c="36"/>(4,C)<text:tab/><text:tab/><text:tab/><text:tab/><text:tab/><text:tab/><text:tab/></text:span><text:span text:style-name="T13">Pre-</text:span><text:span text:style-name="T15">min_remove()</text:span><text:span text:style-name="T10"><text:tab/></text:span></text:p>
      <text:p text:style-name="P4"><text:span text:style-name="T10"><text:s text:c="16"/>(5,A) <text:s text:c="30"/>(6,Z)</text:span></text:p>
      <text:p text:style-name="P4"><text:span text:style-name="T10"><text:s text:c="5"/>(15,K) <text:s text:c="9"/>(9,F) <text:s text:c="12"/>(7,Q) <text:s text:c="6"/>(20,B)</text:span></text:p>
      <text:p text:style-name="P4"><text:span text:style-name="T10">(16,X)(25,J)(14,E)(12,H)(11,S)(13,W)</text:span></text:p>
      <text:p text:style-name="P4"><text:span text:style-name="T10"/></text:p>
      <text:p text:style-name="P4"><text:span text:style-name="T10"><text:s text:c="35"/>(5,A)<text:tab/><text:tab/><text:tab/><text:tab/><text:tab/><text:tab/><text:tab/></text:span><text:span text:style-name="T15">Post-min_remove()</text:span></text:p>
      <text:p text:style-name="P4"><text:span text:style-name="T10"><text:s text:c="17"/>(9,F) <text:s text:c="29"/>(6,Z)</text:span></text:p>
      <text:p text:style-name="P4"><text:span text:style-name="T10"><text:s text:c="6"/>(15,K) <text:s text:c="8"/>(12,H) <text:s text:c="9"/>(7,Q) <text:s text:c="6"/>(20,B)</text:span></text:p>
      <text:p text:style-name="P4"><text:span text:style-name="T10">(16,X)(25,J)(14,E)(13,W)(11,S)</text:span></text:p>
      <text:p text:style-name="P4"><text:span text:style-name="T10"/></text:p>
      <text:p text:style-name="P9"><text:span text:style-name="T10">Step-by-step</text:span></text:p>
      <text:p text:style-name="P9"><text:span text:style-name="T10"/></text:p>
      <text:p text:style-name="P9"><text:span text:style-name="T10">Step 1: </text:span><text:span text:style-name="T14">Removal of min and movement of last Entry to the front.</text:span></text:p>
      <text:p text:style-name="P9"><text:span text:style-name="T14"/></text:p>
      <text:p text:style-name="P4"><text:span text:style-name="T10"><text:s text:c="36"/></text:span><text:span text:style-name="T19">(13,W)</text:span></text:p>
      <text:p text:style-name="P4"><text:span text:style-name="T10"><text:s text:c="16"/>(5,A) <text:s text:c="30"/>(6,Z)</text:span></text:p>
      <text:p text:style-name="P4"><text:span text:style-name="T10"><text:s text:c="5"/>(15,K) <text:s text:c="9"/>(9,F) <text:s text:c="12"/>(7,Q) <text:s text:c="6"/>(20,B)<text:tab/><text:tab/><text:tab/><text:tab/></text:span></text:p>
      <text:p text:style-name="P4"><text:span text:style-name="T10">(16,X)(25,J)(14,E)(12,H)(11,S)<text:tab/><text:tab/><text:tab/><text:tab/><text:tab/><text:tab/></text:span><text:span text:style-name="T13">Return: </text:span><text:span text:style-name="T10">(4,C)<text:tab/></text:span></text:p>
      <text:p text:style-name="P4"><text:span text:style-name="T10"/></text:p>
      <text:p text:style-name="P9"><text:span text:style-name="T10">Step 2: </text:span><text:span text:style-name="T14">Check against both right and left child Entries. 13&gt;5 &amp;&amp; 13 &gt; 6</text:span></text:p>
      <text:p text:style-name="P9"><text:span text:style-name="T14"/></text:p>
      <text:p text:style-name="P4"><text:span text:style-name="T10"><text:s text:c="36"/></text:span><text:span text:style-name="T19">(13,W)</text:span></text:p>
      <text:p text:style-name="P4"><text:span text:style-name="T10"><text:s text:c="16"/></text:span><text:span text:style-name="T21">(5,A) <text:s text:c="30"/>(6,Z)</text:span></text:p>
      <text:p text:style-name="P4"><text:span text:style-name="T10"><text:s text:c="5"/>(15,K) <text:s text:c="9"/>(9,F) <text:s text:c="12"/>(7,Q) <text:s text:c="6"/>(20,B)<text:tab/><text:tab/><text:tab/><text:tab/></text:span></text:p>
      <text:p text:style-name="P4"><text:span text:style-name="T10">(16,X)(25,J)(14,E)(12,H)(11,S)</text:span></text:p>
      <text:p text:style-name="P4"><text:span text:style-name="T10"/></text:p>
      <text:p text:style-name="P4"><text:span text:style-name="T10"/></text:p>
      <text:p text:style-name="P9"><text:span text:style-name="T10"/></text:p>
      <text:p text:style-name="P9"><text:soft-page-break/><text:span text:style-name="T10">Step 3: </text:span><text:span text:style-name="T14">Check both child Entried against each other. 5&lt;6. Swap with (5,A)</text:span></text:p>
      <text:p text:style-name="P9"><text:span text:style-name="T14"/></text:p>
      <text:p text:style-name="P4"><text:span text:style-name="T10"><text:s text:c="37"/>(5,A)</text:span></text:p>
      <text:p text:style-name="P4"><text:span text:style-name="T10"><text:s text:c="16"/></text:span><text:span text:style-name="T19">(13,W)</text:span><text:span text:style-name="T10"> <text:s text:c="30"/>(6,Z)</text:span></text:p>
      <text:p text:style-name="P4"><text:span text:style-name="T10"><text:s text:c="5"/>(15,K) <text:s text:c="9"/>(9,F) <text:s text:c="12"/>(7,Q) <text:s text:c="6"/>(20,B)<text:tab/><text:tab/><text:tab/><text:tab/></text:span></text:p>
      <text:p text:style-name="P4"><text:span text:style-name="T10">(16,X)(25,J)(14,E)(12,H)(11,S)</text:span></text:p>
      <text:p text:style-name="P4"><text:span text:style-name="T10"/></text:p>
      <text:p text:style-name="P9"><text:span text:style-name="T10">Step 4: </text:span><text:span text:style-name="T14">Check against both right and left child Entries. 13&lt;15 &amp;&amp; 13&gt;9. Swap with (9,F)</text:span></text:p>
      <text:p text:style-name="P9"><text:span text:style-name="T14"/></text:p>
      <text:p text:style-name="P4"><text:span text:style-name="T10"><text:s text:c="37"/>(5,A)</text:span></text:p>
      <text:p text:style-name="P4"><text:span text:style-name="T10"><text:s text:c="16"/>(9,F) <text:s text:c="30"/>(6,Z)</text:span></text:p>
      <text:p text:style-name="P4"><text:span text:style-name="T10"><text:s text:c="5"/>(15,K) <text:s text:c="10"/></text:span><text:span text:style-name="T19">(13,W)</text:span><text:span text:style-name="T10"> <text:s text:c="11"/>(7,Q) <text:s text:c="6"/>(20,B)<text:tab/><text:tab/><text:tab/><text:tab/></text:span></text:p>
      <text:p text:style-name="P4"><text:span text:style-name="T10">(16,X)(25,J)(14,E)(12,H)(11,S)</text:span></text:p>
      <text:p text:style-name="P4"><text:span text:style-name="T10"/></text:p>
      <text:p text:style-name="P9"><text:span text:style-name="T10">Step 4: </text:span><text:span text:style-name="T14">Check against both right and left child Entries. 13&lt;14 &amp;&amp; 13&gt;12. Swap with (12H)</text:span></text:p>
      <text:p text:style-name="P9"><text:span text:style-name="T14"/></text:p>
      <text:p text:style-name="P4"><text:span text:style-name="T10"><text:s text:c="37"/>(5,A)</text:span></text:p>
      <text:p text:style-name="P4"><text:span text:style-name="T10"><text:s text:c="16"/>(9,F) <text:s text:c="30"/>(6,Z)</text:span></text:p>
      <text:p text:style-name="P4"><text:span text:style-name="T10"><text:s text:c="5"/>(15,K) <text:s text:c="10"/>(12,H) <text:s text:c="11"/>(7,Q) <text:s text:c="6"/>(20,B)<text:tab/><text:tab/><text:tab/><text:tab/></text:span></text:p>
      <text:p text:style-name="P4"><text:span text:style-name="T10">(16,X)(25,J)(14,E)</text:span><text:span text:style-name="T19">(13,W)</text:span><text:span text:style-name="T10">(11,S)</text:span></text:p>
      <text:p text:style-name="P4"><text:span text:style-name="T10"/></text:p>
      <text:p text:style-name="P4"><text:span text:style-name="T10"/></text:p>
      <text:p text:style-name="P9"><text:span text:style-name="T10">Comparison:</text:span></text:p>
      <text:p text:style-name="P9"><text:span text:style-name="T10"/></text:p>
      <text:p text:style-name="P4"><text:span text:style-name="T10"><text:s/><text:tab/><text:tab/><text:tab/> (5,A)<text:tab/><text:tab/><text:tab/><text:tab/><text:tab/><text:tab/><text:tab/></text:span><text:span text:style-name="T16">Manual Output</text:span></text:p>
      <text:p text:style-name="P12"><text:s text:c="16"/>(9,F) <text:s text:c="30"/>(6,Z)</text:p>
      <text:p text:style-name="P12"><text:s text:c="5"/>(15,K) <text:s text:c="10"/>(12,H) <text:s text:c="11"/>(7,Q) <text:s text:c="6"/>(20,B)<text:tab/><text:tab/><text:tab/><text:tab/></text:p>
      <text:p text:style-name="P12">(16,X)(25,J)(14,E)(13,W)(11,S)</text:p>
      <text:p text:style-name="P4"><text:span text:style-name="T10"/></text:p>
      <text:p text:style-name="P4"><text:span text:style-name="T10"/></text:p>
      <text:p text:style-name="P4"><text:span text:style-name="T10"><text:s text:c="35"/>(5,A)<text:tab/><text:tab/><text:tab/><text:tab/><text:tab/><text:tab/><text:tab/></text:span><text:span text:style-name="T15">Actual output</text:span></text:p>
      <text:p text:style-name="P4"><text:span text:style-name="T10"><text:s text:c="17"/>(9,F) <text:s text:c="29"/>(6,Z)</text:span></text:p>
      <text:p text:style-name="P4"><text:span text:style-name="T10"><text:s text:c="6"/>(15,K) <text:s text:c="8"/>(12,H) <text:s text:c="9"/>(7,Q) <text:s text:c="6"/>(20,B)</text:span></text:p>
      <text:p text:style-name="P4"><text:span text:style-name="T10">(16,X)(25,J)(14,E)(13,W)(11,S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7T18:26:08.223033415</meta:creation-date>
    <dc:date>2024-04-17T18:52:59.284892361</dc:date>
    <meta:editing-duration>PT30S</meta:editing-duration>
    <meta:editing-cycles>1</meta:editing-cycles>
    <meta:document-statistic meta:table-count="0" meta:image-count="0" meta:object-count="0" meta:page-count="5" meta:paragraph-count="106" meta:word-count="334" meta:character-count="4654" meta:non-whitespace-character-count="2427"/>
    <meta:generator>LibreOffice/24.2.2.2$Linux_X86_64 LibreOffice_project/420$Build-2</meta:generator>
  </office:meta>
</office:document-meta>
</file>